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list-style-name="L16"/>
    <style:style style:name="P10" style:family="paragraph" style:parent-style-name="Text_20_body" style:list-style-name="L17"/>
    <style:style style:name="P11" style:family="paragraph" style:parent-style-name="Text_20_body" style:list-style-name="L20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 style:list-style-name="L4"/>
    <style:style style:name="P15" style:family="paragraph" style:parent-style-name="Standard" style:list-style-name="L5"/>
    <style:style style:name="P16" style:family="paragraph" style:parent-style-name="Standard" style:list-style-name="L5">
      <style:text-properties fo:background-color="transparent"/>
    </style:style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8"/>
    <style:style style:name="P20" style:family="paragraph" style:parent-style-name="Standard" style:list-style-name="L9"/>
    <style:style style:name="P21" style:family="paragraph" style:parent-style-name="Standard" style:list-style-name="L10"/>
    <style:style style:name="P22" style:family="paragraph" style:parent-style-name="Standard" style:list-style-name="L11"/>
    <style:style style:name="P23" style:family="paragraph" style:parent-style-name="Standard" style:list-style-name="L12"/>
    <style:style style:name="P24" style:family="paragraph" style:parent-style-name="Standard" style:list-style-name="L13"/>
    <style:style style:name="P25" style:family="paragraph" style:parent-style-name="Standard" style:list-style-name="L14"/>
    <style:style style:name="P26" style:family="paragraph" style:parent-style-name="Standard" style:list-style-name="L15"/>
    <style:style style:name="P27" style:family="paragraph" style:parent-style-name="Standard" style:list-style-name="L16"/>
    <style:style style:name="P28" style:family="paragraph" style:parent-style-name="Standard" style:list-style-name="L18"/>
    <style:style style:name="P29" style:family="paragraph" style:parent-style-name="Standard" style:list-style-name="L19"/>
    <style:style style:name="P30" style:family="paragraph" style:parent-style-name="Standard" style:list-style-name="L21"/>
    <style:style style:name="P31" style:family="paragraph" style:parent-style-name="Standard" style:list-style-name="L20"/>
    <style:style style:name="P32" style:family="paragraph" style:parent-style-name="Standard" style:list-style-name="L22"/>
    <style:style style:name="P33" style:family="paragraph" style:parent-style-name="Standard" style:list-style-name="L23"/>
    <style:style style:name="P34" style:family="paragraph" style:parent-style-name="Standard" style:list-style-name="L24"/>
    <style:style style:name="P35" style:family="paragraph" style:parent-style-name="Standard" style:list-style-name="L25"/>
    <style:style style:name="P36" style:family="paragraph" style:parent-style-name="Standard" style:list-style-name="L26"/>
    <style:style style:name="P37" style:family="paragraph" style:parent-style-name="Standard" style:list-style-name="L27"/>
    <style:style style:name="P38" style:family="paragraph" style:parent-style-name="Standard" style:list-style-name="L28"/>
    <style:style style:name="P39" style:family="paragraph" style:parent-style-name="Standard" style:list-style-name="L29"/>
    <style:style style:name="P40" style:family="paragraph" style:parent-style-name="Standard" style:list-style-name="L30"/>
    <style:style style:name="P41" style:family="paragraph" style:parent-style-name="Heading_20_1" style:list-style-name=""/>
    <style:style style:name="P42" style:family="paragraph" style:parent-style-name="xml" style:list-style-name="L1"/>
    <style:style style:name="P43" style:family="paragraph" style:parent-style-name="xml" style:list-style-name="L2"/>
    <style:style style:name="P44" style:family="paragraph" style:parent-style-name="xml" style:list-style-name="L5"/>
    <style:style style:name="P45" style:family="paragraph" style:parent-style-name="xml" style:list-style-name="L27"/>
    <style:style style:name="P46" style:family="paragraph" style:parent-style-name="xml" style:list-style-name="L29"/>
    <style:style style:name="T1" style:family="text">
      <style:text-properties fo:background-color="transparent"/>
    </style:style>
    <style:style style:name="T2" style:family="text">
      <style:text-properties style:font-style-asian="italic" style:font-style-complex="italic"/>
    </style:style>
    <style:style style:name="T3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">Balisage corps des lettres<text:tab/>1</text:p>
          <text:p text:style-name="P7">1)Structuration du corps de document <text:tab/>1</text:p>
          <text:p text:style-name="P7">2)Balises spécifiques lettre<text:tab/>1</text:p>
          <text:p text:style-name="P6">Titres courants et en-têtes formalisées<text:tab/>1</text:p>
          <text:p text:style-name="P6">Formule de début de lettre<text:tab/>2</text:p>
          <text:p text:style-name="P6">Formule de fin de lettre<text:tab/>2</text:p>
          <text:p text:style-name="P6">post-scriptum <text:tab/>2</text:p>
          <text:p text:style-name="P6">références à d'autres lettres d'une correspondance <text:tab/>2</text:p>
          <text:p text:style-name="P7">3)Entités nommées<text:tab/>3</text:p>
          <text:p text:style-name="P7">4)Notes et annotations<text:tab/>4</text:p>
          <text:p text:style-name="P7">5)Formes graphiques<text:tab/>4</text:p>
          <text:p text:style-name="P7">6)balises de transcription/apparat critique <text:tab/>5</text:p>
          <text:p text:style-name="P6">abréviation<text:tab/>6</text:p>
          <text:p text:style-name="P6">correction<text:tab/>6</text:p>
          <text:p text:style-name="P6">régularisation<text:tab/>6</text:p>
          <text:p text:style-name="P7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8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2095645607721812207" text:style-name="L1">
        <text:list-item>
          <text:p text:style-name="P42"><text:span text:style-name="xmlc">&lt;div&gt; </text:span>[obligatoire] pour la structure d'un document de correspondance (lettre, carte postale...)</text:p>
        </text:list-item>
      </text:list>
      <text:list xml:id="list5917257053179069653" text:style-name="L2">
        <text:list-item>
          <text:list>
            <text:list-item>
              <text:p text:style-name="P43"><text:span text:style-name="xmlc">@type</text:span> pour préciser le type de document, éventuellement l'enveloppe si elle est transcrite </text:p>
              <text:list>
                <text:list-item>
                  <text:p text:style-name="P43">valeurs possibles: "letter" (lettre)| "envelope "(enveloppe)| "note" (billet, document transmis entre deux correspondants et qui ne respecte pas les formes épistolaires)| "postcard "(carte postale)| telegram (télagramme) |"attachment "(pièce jointe)</text:p>
                </text:list-item>
              </text:list>
            </text:list-item>
            <text:list-item>
              <text:p text:style-name="P12"><text:span text:style-name="xmlc">&lt;p&gt; </text:span>[obligatoire] </text:p>
            </text:list-item>
          </text:list>
        </text:list-item>
      </text:list>
      <text:p text:style-name="xml"/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2874291876299335939" text:style-name="L3">
        <text:list-item>
          <text:p text:style-name="P13"><text:span text:style-name="xml">&lt;fw&gt; <text:s/></text:span>pour les titres courants, en-têtes formalisées <text:s/></text:p>
        </text:list-item>
      </text:list>
      <text:list xml:id="list8734439006201068326" text:style-name="L4">
        <text:list-item>
          <text:list>
            <text:list-item>
              <text:p text:style-name="P14"><text:span text:style-name="xmlc">@type</text:span> si plusieurs sortes de titres courants</text:p>
              <text:list>
                <text:list-item>
                  <text:p text:style-name="P14">valeurs suggérées:</text:p>
                  <text:p text:style-name="P14">- <text:span text:style-name="xmlc">" header "</text:span> un titre courant en haut de page</text:p>
                  <text:p text:style-name="P14">- <text:span text:style-name="xmlc">" footer "</text:span> un titre courant en bas de page</text:p>
                  <text:p text:style-name="P14">- <text:span text:style-name="xmlc">" pageNum " </text:span>un numéro de page ou symbole de foliation</text:p>
                  <text:p text:style-name="P14">- <text:span text:style-name="xmlc">" lineNum "</text:span> numéro d'une ligne en prose ou en vers</text:p>
                  <text:p text:style-name="P14">- <text:span text:style-name="xmlc">" sig "</text:span> marque de cahier</text:p>
                  <text:p text:style-name="P14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3529540917602043306" text:style-name="L5">
        <text:list-item>
          <text:p text:style-name="P44"><text:span text:style-name="xmlc">&lt;opener&gt;</text:span> formule de début de lettre regroupant des informations préliminaires au commencement d'une lettre </text:p>
          <text:list>
            <text:list-item>
              <text:p text:style-name="P15"><text:span text:style-name="xml">&lt;salute&gt;</text:span> formule d'apostrophe </text:p>
            </text:list-item>
            <text:list-item>
              <text:p text:style-name="P15"><text:span text:style-name="xmlc">&lt;address&gt;</text:span> pour baliser une adresse postale présente dans la formule de début de lettre</text:p>
              <text:list>
                <text:list-item>
                  <text:p text:style-name="P15"><text:span text:style-name="xmlc">@type </text:span>pour déterminer s'il s'agit de l'adresse de l'expéditeur ou du destinataire</text:p>
                  <text:list>
                    <text:list-item>
                      <text:p text:style-name="P15">valeurs possibles :</text:p>
                      <text:p text:style-name="P15">- <text:span text:style-name="xmlc">"sender"</text:span> <text:s/>pour l'adresse d'un expéditeur </text:p>
                      <text:p text:style-name="P15">- <text:span text:style-name="xmlc">"receiver"</text:span> pour l'adresse d'un destinataire </text:p>
                      <text:p text:style-name="P15">- <text:span text:style-name="xmlc">"other" </text:span>pour une autre adresse <text:s/></text:p>
                    </text:list-item>
                  </text:list>
                  <text:p text:style-name="P15"/>
                </text:list-item>
              </text:list>
            </text:list-item>
            <text:list-item>
              <text:p text:style-name="P15"><text:span text:style-name="xmlc">address/addrLine <text:s/></text:span>ligne d'une adresse </text:p>
            </text:list-item>
            <text:list-item>
              <text:p text:style-name="P15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 </text:span></text:p>
      <text:p text:style-name="xml"><text:span text:style-name="xml"/></text:p>
      <text:list xml:id="list36428615" text:continue-numbering="true" text:style-name="L5">
        <text:list-item>
          <text:p text:style-name="P44"><text:span text:style-name="xmlc">&lt;closer&gt;</text:span> formule de fin de lettre regroupant des informations se trouvant à la fin d'une lettre </text:p>
          <text:list>
            <text:list-item>
              <text:p text:style-name="P15"><text:span text:style-name="xml">&lt;salute&gt;</text:span> formule de politesse de fin de lettre</text:p>
            </text:list-item>
            <text:list-item>
              <text:p text:style-name="P15"><text:span text:style-name="xmlc">&lt;address&gt;</text:span> pour baliser une adresse postale présente dans la formule de début de lettre</text:p>
              <text:list>
                <text:list-item>
                  <text:p text:style-name="P15"><text:span text:style-name="xmlc">@type </text:span>pour déterminer s'il s'agit de l'adresse de l'expéditeur ou du destinataire</text:p>
                  <text:list>
                    <text:list-item>
                      <text:p text:style-name="P15">valeurs possibles :</text:p>
                      <text:p text:style-name="P15">- <text:span text:style-name="xmlc">"sender"</text:span> <text:s/>pour l'adresse d'un expéditeur </text:p>
                      <text:p text:style-name="P15">- <text:span text:style-name="xmlc">"receiver"</text:span> pour l'adresse d'un destinataire </text:p>
                      <text:p text:style-name="P15">- <text:span text:style-name="xmlc">"other" </text:span>pour une autre adresse <text:s/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6435355" text:continue-numbering="true" text:style-name="L5">
        <text:list-item>
          <text:list>
            <text:list-item>
              <text:p text:style-name="P15"><text:span text:style-name="xmlc">address/addrLine <text:s/></text:span><text:s/>ligne d'une adresse</text:p>
            </text:list-item>
            <text:list-item>
              <text:p text:style-name="P16"><text:span text:style-name="xmlc">&lt;dateline&gt;</text:span> pour la mention d'une date dans la formule finale</text:p>
            </text:list-item>
            <text:list-item>
              <text:p text:style-name="P16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list xml:id="list2936166384768720575" text:style-name="L6">
        <text:list-item>
          <text:p text:style-name="P17"><text:span text:style-name="xmlc">@n</text:span> pour les numéroter si plusieurs </text:p>
        </text:list-item>
      </text:list>
      <text:p text:style-name="Standard"/>
      <text:h text:style-name="Heading_20_3" text:outline-level="3"><text:soft-page-break/>références à d'autres lettres d'une correspondance </text:h>
      <text:p text:style-name="xml"><text:span text:style-name="xml"/></text:p>
      <text:p text:style-name="xml"><text:span text:style-name="xml">div/p/</text:span></text:p>
      <text:list xml:id="list1871334507755714215" text:style-name="L7">
        <text:list-item>
          <text:p text:style-name="P18"><text:span text:style-name="xmlc">&lt;ref&gt; </text:span>permet de faire des connexions internes au corpus en balisant la mention d'une autre lettre </text:p>
          <text:list>
            <text:list-item>
              <text:p text:style-name="P18"><text:span text:style-name="xmlc">@target</text:span> pour renvoyer vers cette autre lettre </text:p>
            </text:list-item>
            <text:list-item>
              <text:p text:style-name="P18"><text:span text:style-name="xmlc">@type</text:span> pour typer la connexion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xml"><text:span text:style-name="xml">div/p/</text:span></text:p>
      <text:p text:style-name="Standard"/>
      <text:list xml:id="list5691968821151590749" text:style-name="L8">
        <text:list-item>
          <text:p text:style-name="P19"><text:span text:style-name="xmlc">&lt;persName&gt;</text:span> pour baliser un nom de personnes dans le corps de lettre </text:p>
          <text:list>
            <text:list-item>
              <text:p text:style-name="P19"><text:span text:style-name="xmlc">@xml:id</text:span> pour créer un identifiant unique</text:p>
            </text:list-item>
            <text:list-item>
              <text:p text:style-name="P19"><text:span text:style-name="xmlc">@key</text:span> pour entrer un nom normalisé issu d'une base de données d' entités nommées (ex. <text:span text:style-name="xmlc">&lt;persName key= "Hugo, Victor (1802-1885) "</text:span>)</text:p>
            </text:list-item>
            <text:list-item>
              <text:p text:style-name="P19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6413787" text:continue-numbering="true" text:style-name="L8">
        <text:list-item>
          <text:p text:style-name="P19"><text:span text:style-name="xmlc">&lt;placeName&gt;</text:span> pour baliser un lieu dans le corps de la lettre</text:p>
          <text:list>
            <text:list-item>
              <text:p text:style-name="P19"><text:span text:style-name="xmlc">@xml:id</text:span> pour créer un identifiant unique</text:p>
            </text:list-item>
            <text:list-item>
              <text:p text:style-name="P19"><text:span text:style-name="xmlc">@key</text:span> pour identifier par un moyen externe (ex nom normalisé d'une base de données) une entité nommée</text:p>
            </text:list-item>
            <text:list-item>
              <text:p text:style-name="P19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4467139145130238767" text:style-name="L9">
        <text:list-item>
          <text:p text:style-name="P20"><text:span text:style-name="xml"><text:span text:style-name="T1">&lt;orgName&gt;</text:span></text:span><text:span text:style-name="xmlc"><text:span text:style-name="T1"> <text:s/></text:span></text:span>pour baliser le nom d'une institution ou entreprise </text:p>
          <text:list>
            <text:list-item>
              <text:p text:style-name="P20"><text:span text:style-name="xmlc">@xml:id</text:span> pour créer un identifiant unique</text:p>
            </text:list-item>
            <text:list-item>
              <text:p text:style-name="P20"><text:span text:style-name="xmlc">@key</text:span> pour identifier par un moyen externe (ex nom normalisé d'une base de données) une entité nommée</text:p>
            </text:list-item>
            <text:list-item>
              <text:p text:style-name="P20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2996261201303509764" text:style-name="L10">
        <text:list-item>
          <text:p text:style-name="P21"><text:span text:style-name="xmlc"><text:span text:style-name="T1">&lt;date&gt;</text:span></text:span><text:span text:style-name="T1"> pour baliser les dates </text:span></text:p>
          <text:list>
            <text:list-item>
              <text:p text:style-name="P21"><text:span text:style-name="xmlc">@when</text:span> <text:s/>spécifie la date de l'événement sous une forme normalisée, aaaa-mm-jj, (ex. <text:span text:style-name="xmlc">" 2001-01-01 "</text:span>) ou aaaa-mm (<text:span text:style-name="xmlc">" 2001-01 ") </text:span>ou aaaa<text:span text:style-name="xmlc"> (" 2001") </text:span>ou (<text:span text:style-name="xmlc">" -0101 " ) <text:s/></text:span>ou (<text:span text:style-name="xmlc">" --01 " )</text:span></text:p>
            </text:list-item>
            <text:list-item>
              <text:p text:style-name="P21"><text:span text:style-name="xmlc">@notBefore <text:s text:c="2"/></text:span>spécifie la date la plus récente possible de l'événement sous une forme normalisée, (ex. <text:span text:style-name="xmlc">" 2001-01-01 "</text:span>) ou aaaa-mm (<text:span text:style-name="xmlc">" 2001-01 ") </text:span>ou aaaa<text:span text:style-name="xmlc"> (" 2001") </text:span>ou <text:span text:style-name="xmlc">(" -0101 " ) <text:s/></text:span>ou <text:span text:style-name="xmlc">(</text:span><text:span text:style-name="xmlc">" --01 " )</text:span></text:p>
            </text:list-item>
            <text:list-item>
              <text:p text:style-name="P21"><text:span text:style-name="xmlc"><text:span text:style-name="T1">@notAfter <text:s text:c="2"/></text:span></text:span><text:span text:style-name="T1">spécifie la date la plus tardive possible de l'événement sous une forme normalisée, aaaa-mm-jj, (ex. </text:span><text:span text:style-name="xmlc"><text:span text:style-name="T1">" 2001-01-01 "</text:span></text:span><text:span text:style-name="T1">) ou aaaa-mm (</text:span><text:span text:style-name="xmlc"><text:span text:style-name="T1">" 2001-01 ") </text:span></text:span><text:span text:style-name="T1">ou aaaa</text:span><text:span text:style-name="xmlc"><text:span text:style-name="T1"> (" 2001") </text:span></text:span>ou<text:span text:style-name="xmlc"><text:span text:style-name="T1"> (" -0101 " ) <text:s/></text:span></text:span>ou<text:span text:style-name="xmlc"><text:span text:style-name="T1"> (</text:span></text:span><text:span text:style-name="xmlc"><text:span text:style-name="T1">" --01 " )</text:span></text:span></text:p>
            </text:list-item>
          </text:list>
        </text:list-item>
      </text:list>
      <text:p text:style-name="P3"/>
      <text:p text:style-name="P3"><text:soft-page-break/>[obligatoire] pour &lt;date&gt; soit un <text:span text:style-name="xmlc"><text:span text:style-name="T2">@when</text:span></text:span><text:span text:style-name="xmlc"> </text:span>soit un <text:span text:style-name="xmlc"><text:span text:style-name="T2">@notBefore</text:span></text:span> et/ou <text:span text:style-name="xmlc"><text:span text:style-name="T2">@notAfter</text:span></text:span></text:p>
      <text:p text:style-name="P3"/>
      <text:p text:style-name="P3"/>
      <text:list xml:id="list36443027" text:continue-numbering="true" text:style-name="L10">
        <text:list-item>
          <text:p text:style-name="P21"><text:span text:style-name="xmlc"><text:span text:style-name="T1">&lt;bibl&gt;</text:span></text:span><text:span text:style-name="T1"> pour baliser les titres d’œuvres et les références bibliographique</text:span></text:p>
        </text:list-item>
      </text:list>
      <text:list xml:id="list2041957964509560234" text:style-name="L11">
        <text:list-item>
          <text:list>
            <text:list-item>
              <text:p text:style-name="P22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22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6585474631245184419" text:style-name="L12">
        <text:list-item>
          <text:list>
            <text:list-item>
              <text:p text:style-name="P23"><text:span text:style-name="xmlc"><text:span text:style-name="T1">@type</text:span></text:span><text:span text:style-name="T1"> pour le type d’œuvre</text:span></text:p>
              <text:list>
                <text:list-item>
                  <text:p text:style-name="P23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xml"><text:span text:style-name="xml"/></text:p>
      <text:p text:style-name="xml"><text:span text:style-name="xml">div/p/</text:span></text:p>
      <text:p text:style-name="Standard"><text:span text:style-name="xmlc"><text:span text:style-name="T1"/></text:span></text:p>
      <text:list xml:id="list800545491028490520" text:style-name="L13">
        <text:list-item>
          <text:p text:style-name="P24"><text:span text:style-name="xmlc"><text:span text:style-name="T1">&lt;note&gt; <text:s/></text:span></text:span>notes explicatives</text:p>
          <text:list>
            <text:list-item>
              <text:p text:style-name="P24"><text:span text:style-name="xmlc">@type</text:span> <text:span text:style-name="T1">[obligatoire] </text:span>pour préciser le type de notes</text:p>
              <text:list>
                <text:list-item>
                  <text:p text:style-name="P24">valeurs possibl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4"><text:span text:style-name="xmlc">@place <text:s/></text:span>pour spécifier la localisation de la note </text:p>
              <text:list>
                <text:list-item>
                  <text:p text:style-name="P24">valeurs possibles:</text:p>
                  <text:p text:style-name="P24">- <text:span text:style-name="xmlc">" below "</text:span> au-dessous de la ligne</text:p>
                  <text:p text:style-name="P24">- <text:span text:style-name="xmlc">"bottom "</text:span> dans la marge inférieure</text:p>
                  <text:p text:style-name="P24">- <text:span text:style-name="xmlc">" margin "</text:span> dans la marge (gauche/droite/les deux)</text:p>
                  <text:p text:style-name="P24">- <text:span text:style-name="xmlc">" top "</text:span> dans la marge supérieure </text:p>
                  <text:p text:style-name="P24">- <text:span text:style-name="xmlc">" opposite "</text:span> sur la page opposée</text:p>
                  <text:p text:style-name="P24">- <text:span text:style-name="xmlc">"overleaf "</text:span> de l'autre côté de la feuille</text:p>
                  <text:p text:style-name="P24">- <text:span text:style-name="xmlc">"above "</text:span>au-dessus de la ligne </text:p>
                  <text:p text:style-name="P24">- <text:span text:style-name="xmlc">" end "</text:span> à la fin par exemple d'un chapitre ou d'un volume</text:p>
                  <text:p text:style-name="P24">- <text:span text:style-name="xmlc">"inline"</text:span> dans le corps du texte</text:p>
                  <text:p text:style-name="P24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3617772995891316675" text:style-name="L14">
        <text:list-item>
          <text:p text:style-name="P25"><text:span text:style-name="xmlc"><text:span text:style-name="T1">&lt;add&gt;</text:span></text:span><text:span text:style-name="T1"> <text:s/>pour les ajouts de texte au document </text:span></text:p>
          <text:list>
            <text:list-item>
              <text:p text:style-name="P25"><text:span text:style-name="xmlc"><text:span text:style-name="T1">@type <text:s/></text:span></text:span>[obligatoire]</text:p>
              <text:list>
                <text:list-item>
                  <text:p text:style-name="P25"><text:span text:style-name="T1">valeurs possibles</text:span>: </text:p>
                  <text:p text:style-name="P25"><text:span text:style-name="xmlc">- "posterior"| </text:span>texte ajouté a posteriori par d'autres personnes que l'auteur (e.g. notes d'une institution de conservation)</text:p>
                  <text:p text:style-name="P25"><text:span text:style-name="xmlc">- "author "</text:span> texte ajouté par l'auteur lui-même</text:p>
                </text:list-item>
              </text:list>
            </text:list-item>
            <text:list-item>
              <text:p text:style-name="P25"><text:span text:style-name="xmlc">@place <text:s/></text:span>pour spécifier la localisation de la note </text:p>
              <text:list>
                <text:list-item>
                  <text:p text:style-name="P25">valeurs possibles:</text:p>
                  <text:p text:style-name="P25">- <text:span text:style-name="xmlc">" below "</text:span> au-dessous de la ligne</text:p>
                  <text:p text:style-name="P25">- <text:span text:style-name="xmlc">"bottom "</text:span> dans la marge inférieure</text:p>
                  <text:p text:style-name="P25">- <text:span text:style-name="xmlc">" margin "</text:span> dans la marge (gauche/droite/les deux)</text:p>
                  <text:p text:style-name="P25">- <text:span text:style-name="xmlc">" top "</text:span> dans la marge supérieure </text:p>
                  <text:p text:style-name="P25">- <text:span text:style-name="xmlc">" opposite "</text:span> sur la page opposée</text:p>
                  <text:p text:style-name="P25">- <text:span text:style-name="xmlc">"overleaf "</text:span> de l'autre côté de la feuille</text:p>
                  <text:p text:style-name="P25">- <text:span text:style-name="xmlc">"above "</text:span>au-dessus de la ligne </text:p>
                  <text:p text:style-name="P25">- <text:span text:style-name="xmlc">" end "</text:span> à la fin par exemple d'un chapitre ou d'un volume</text:p>
                  <text:p text:style-name="P25">- <text:span text:style-name="xmlc">"inline"</text:span> dans le corps du texte</text:p>
                  <text:p text:style-name="P25"><text:soft-page-break/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xml"><text:span text:style-name="xml">div/p/</text:span></text:p>
      <text:p text:style-name="xml"><text:span text:style-name="xml"/></text:p>
      <text:p text:style-name="xml"><text:span text:style-name="xml"/></text:p>
      <text:list xml:id="list6891817212643570183" text:style-name="L15">
        <text:list-item>
          <text:p text:style-name="P26"><text:span text:style-name="xmlc">&lt;figure&gt; </text:span>pour baliser des éléments graphiques (dessins...)</text:p>
        </text:list-item>
      </text:list>
      <text:list xml:id="list488605195619481440" text:style-name="L16">
        <text:list-item>
          <text:list>
            <text:list-item>
              <text:p text:style-name="P9"><text:span text:style-name="xmlc">&lt;graphic&gt;</text:span> pour l'url de l'image si disponible </text:p>
              <text:list>
                <text:list-item>
                  <text:p text:style-name="P27"><text:span text:style-name="xmlc">@facs </text:span>[obligatoire]<text:span text:style-name="xmlc"> </text:span>pour renvoyer vers une image du dessin</text:p>
                </text:list-item>
              </text:list>
            </text:list-item>
            <text:list-item>
              <text:p text:style-name="P27"><text:span text:style-name="xmlc">&lt;figDesc&gt; </text:span><text:s/>pour décrire le dessin</text:p>
              <text:list>
                <text:list-item>
                  <text:p text:style-name="P27"><text:span text:style-name="xmlc">@facs</text:span> pour éventuellement relier la description à une image</text:p>
                </text:list-item>
              </text:list>
            </text:list-item>
          </text:list>
          <text:p text:style-name="P27"><text:span text:style-name="xmlc"/></text:p>
          <text:p text:style-name="P27"><text:span text:style-name="xmlc"/></text:p>
        </text:list-item>
        <text:list-item>
          <text:p text:style-name="P27"><text:span text:style-name="xmlc">&lt;formula&gt;</text:span> pour les formules mathématiques</text:p>
          <text:list>
            <text:list-item>
              <text:p text:style-name="P9"><text:span text:style-name="xmlc">@notation</text:span> pour préciser la notation scientifique </text:p>
            </text:list-item>
            <text:list-item>
              <text:p text:style-name="P27"><text:span text:style-name="xmlc">&lt;graphic&gt; <text:s/></text:span>pour relier les notes de musique à une image </text:p>
              <text:list>
                <text:list-item>
                  <text:p text:style-name="P27"><text:span text:style-name="xmlc">@url </text:span>[obligatoire]<text:span text:style-name="xmlc"> </text:span>pour renvoyer vers une image de la formule mathématique </text:p>
                </text:list-item>
              </text:list>
            </text:list-item>
          </text:list>
          <text:p text:style-name="P9"/>
        </text:list-item>
        <text:list-item>
          <text:p text:style-name="P9"><text:span text:style-name="xmlc">&lt;table&gt;</text:span> pour les tableaux </text:p>
          <text:list>
            <text:list-item>
              <text:p text:style-name="P9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/></text:p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list xml:id="list7059415176077213911" text:style-name="L17">
        <text:list-item>
          <text:p text:style-name="P10"><text:span text:style-name="xmlc">@role</text:span> pour le type d'information contenu dans une ligne</text:p>
        </text:list-item>
      </text:list>
      <text:p text:style-name="Text_20_body"><text:span text:style-name="xmlc">&lt;cell&gt;</text:span> pour une cellule d'un tableau</text:p>
      <text:list xml:id="list36432767" text:continue-numbering="true" text:style-name="L17">
        <text:list-item>
          <text:p text:style-name="P10"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6432716" text:continue-numbering="true" text:style-name="L17">
        <text:list-item>
          <text:p text:style-name="P10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7699202288379022985" text:style-name="L18">
        <text:list-item>
          <text:p text:style-name="P28"><text:span text:style-name="xmlc">&lt;graphic&gt; <text:s/></text:span>pour relier les notes de musique à une image </text:p>
        </text:list-item>
      </text:list>
      <text:list xml:id="list2263110582569509208" text:style-name="L19">
        <text:list-item>
          <text:list>
            <text:list-item>
              <text:p text:style-name="P29"><text:span text:style-name="xmlc">@url </text:span>[obligatoire]<text:span text:style-name="xmlc"> </text:span>pour renvoyer vers une image de ces notes de musiques</text:p>
            </text:list-item>
          </text:list>
        </text:list-item>
      </text:list>
      <text:p text:style-name="Standard"/>
      <text:list xml:id="list36428714" text:continue-numbering="true" text:style-name="L19">
        <text:list-item>
          <text:p text:style-name="P29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><text:soft-page-break/></text:h>
      <text:h text:style-name="Heading_20_2" text:outline-level="2">balises de transcription</text:h>
      <text:p text:style-name="Text_20_body"/>
      <text:p text:style-name="Text_20_body"><text:span text:style-name="xmlc">div/p/</text:span></text:p>
      <text:p text:style-name="Text_20_body"><text:span text:style-name="xmlc">div/</text:span></text:p>
      <text:list xml:id="list1888932923374540603" text:style-name="L20">
        <text:list-item>
          <text:p text:style-name="P11"><text:span text:style-name="xmlc">&lt;lb&gt;</text:span> pour les sauts de ligne, version diplomatique du texte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pan text:style-name="xmlc">div/p/</text:span></text:p>
      <text:list xml:id="list4127187441253370978" text:style-name="L21">
        <text:list-item>
          <text:p text:style-name="P30"><text:span text:style-name="xmlc">&lt;gap&gt;</text:span> <text:s/>pour une omission soit pour raisons éditoriales soit en raison de la dégradation du document</text:p>
          <text:list>
            <text:list-item>
              <text:p text:style-name="P30"><text:span text:style-name="xmlc">@reason</text:span> donne la raison de l'omission</text:p>
              <text:list>
                <text:list-item>
                  <text:p text:style-name="P30">valeurs possibles: <text:span text:style-name="xmlc">" cancelled "</text:span> (râturé, biffé) |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  <text:p text:style-name="P30"/>
                </text:list-item>
              </text:list>
            </text:list-item>
            <text:list-item>
              <text:p text:style-name="P30"><text:span text:style-name="xmlc">@unit</text:span> [obligatoire si <text:span text:style-name="xmlc">@quantity</text:span> utilisé] pour préciser la mesure </text:p>
              <text:list>
                <text:list-item>
                  <text:p text:style-name="P30">valeurs possibles: <text:span text:style-name="xmlc">" cm " | " mm " | "line " | "chars " </text:span>(caractères) | <text:span text:style-name="xmlc">"page"</text:span> | <text:span text:style-name="xmlc">" in "</text:span> (pouces)</text:p>
                </text:list-item>
              </text:list>
            </text:list-item>
            <text:list-item>
              <text:p text:style-name="P30"><text:span text:style-name="xmlc">@quantity</text:span> [obligatoire si <text:span text:style-name="xmlc">@unit</text:span> utilisé] spécifie la quantité</text:p>
            </text:list-item>
          </text:list>
        </text:list-item>
      </text:list>
      <text:p text:style-name="Standard"/>
      <text:p text:style-name="Standard">si @quantity est utilisé, @unit est obligatoire, réciproquement si @unit est utilisé @quantity obligatoire </text:p>
      <text:p text:style-name="Standard"/>
      <text:p text:style-name="Text_20_body"/>
      <text:p text:style-name="Text_20_body"/>
      <text:list xml:id="list36431863" text:continue-list="list1888932923374540603" text:style-name="L20">
        <text:list-item>
          <text:p text:style-name="P31"><text:span text:style-name="xmlc">&lt;unclear&gt;</text:span> <text:s/>contient un mot, une expression ou bien un passage qui ne peut être transcrit avec certitude parce qu'il est illisible dans la source</text:p>
          <text:list>
            <text:list-item>
              <text:p text:style-name="P31"><text:span text:style-name="xmlc">@reason</text:span></text:p>
              <text:list>
                <text:list-item>
                  <text:p text:style-name="P31">valeurs possibles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  <text:list-item>
              <text:p text:style-name="P31"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1">valeurs possibles  </text:p>
                      <text:list>
                        <text:list-item>
                          <text:p text:style-name="P31"><text:span text:style-name="xmlc">"author" </text:span><text:s/>l'auteur de la lettre lui-même </text:p>
                        </text:list-item>
                        <text:list-item>
                          <text:p text:style-name="P31"><text:span text:style-name="xmlc">"editor" </text:span>les éditeurs de la correspondance </text:p>
                        </text:list-item>
                        <text:list-item>
                          <text:p text:style-name="P31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1">valeurs possibles <text:span text:style-name="xmlc">: </text:span><text:span text:style-name="xmlc">"high" | "medium" | "low"</text:span>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6431061" text:continue-numbering="true" text:style-name="L20">
        <text:list-item>
          <text:p text:style-name="P31"><text:span text:style-name="xmlc">&lt;supplied&gt; </text:span>pour encoder du texte restitué par l'auteur de la transcription ou l'éditeur</text:p>
          <text:list>
            <text:list-item>
              <text:p text:style-name="P31"><text:span text:style-name="xmlc">@reason</text:span> <text:s/>donne la raison de la restitution du texte ; exemple reliure cachant un mot, passage ; l'éditeur peut alors prendre la responsabilité de le restituer</text:p>
            </text:list-item>
            <text:list-item>
              <text:p text:style-name="P31"><text:soft-page-break/><text:span text:style-name="xmlc">@resp</text:span> <text:s/>indique agent responsable de l'intervention ou de l'interprétation pour la date</text:p>
              <text:list>
                <text:list-item>
                  <text:list>
                    <text:list-item>
                      <text:p text:style-name="P31">valeurs possibles  </text:p>
                      <text:list>
                        <text:list-item>
                          <text:p text:style-name="P31"><text:span text:style-name="xmlc">"author" </text:span><text:s/>l'auteur de la lettre lui-même </text:p>
                        </text:list-item>
                        <text:list-item>
                          <text:p text:style-name="P31"><text:span text:style-name="xmlc">"editor" </text:span>les éditeurs de la correspondance </text:p>
                        </text:list-item>
                        <text:list-item>
                          <text:p text:style-name="P31"><text:span text:style-name="xmlc">"posterior" </text:span>une institution de conservation des document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<text:span text:style-name="xmlc">@cert </text:span><text:s/><text:tab/>donne le degré de certitude associé à l'intervention ou à l'interprétation de l'éditeur ou transcripteur </text:p>
              <text:list>
                <text:list-item>
                  <text:p text:style-name="P31">valeurs possibles : <text:span text:style-name="xmlc">"high" | "medium" | "low"</text:span></text:p>
                </text:list-item>
              </text:list>
              <text:p text:style-name="P31"/>
            </text:list-item>
          </text:list>
        </text:list-item>
      </text:list>
      <text:p text:style-name="Standard"/>
      <text:p text:style-name="Standard"/>
      <text:p text:style-name="Standard"/>
      <text:list xml:id="list36444974" text:continue-numbering="true" text:style-name="L20">
        <text:list-item>
          <text:p text:style-name="P31"><text:span text:style-name="xmlc">&lt;del&gt;</text:span> contient une lettre un mot ou un passage supprimé, raturé ou barré</text:p>
        </text:list-item>
      </text:list>
      <text:p text:style-name="Standard"/>
      <text:p text:style-name="Standard"/>
      <text:p text:style-name="Standard"><text:span text:style-name="xmlc">del/</text:span></text:p>
      <text:p text:style-name="Standard">si une partie du passage ou du mot est incertaine pour la transcription, il est possible d'utiliser <text:span text:style-name="xmlc">&lt;unclear&gt; </text:span>dans la balise &lt;del&gt;</text:p>
      <text:p text:style-name="Standard"/>
      <text:p text:style-name="Standard"><text:span text:style-name="xmlc">del/</text:span></text:p>
      <text:p text:style-name="Standard">si une partie du passage ou du mot est impossible à restituer par la transcription, il est possible d'utiliser <text:span text:style-name="xmlc">&lt;gap&gt; </text:span>dans la balise &lt;del&gt;</text:p>
      <text:p text:style-name="Standard"/>
      <text:p text:style-name="Standard"><text:span text:style-name="T3">exemple </text:span>:</text:p>
      <text:p text:style-name="Standard"><text:span text:style-name="xmlc">&lt;del&gt;</text:span> partie barré lisible <text:span text:style-name="xmlc">&lt;unclear&gt;</text:span>partie incertaine<text:span text:style-name="xmlc">&lt;/unclear&gt;&lt;/del&gt;</text:span></text:p>
      <text:p text:style-name="Standard"><text:span text:style-name="xmlc">&lt;del&gt;</text:span> partie barré lisible <text:span text:style-name="xmlc">&lt;gap/&gt;&lt;/del&gt; </text:span>(<text:span text:style-name="xmlc">&lt;gap&gt; </text:span>pour baliser une partie impossible à restituer)</text:p>
      <text:p text:style-name="Standard"/>
      <text:list xml:id="list6245374660379991607" text:style-name="L22">
        <text:list-item>
          <text:p text:style-name="P32"><text:span text:style-name="xmlc">&lt;subst&gt;</text:span> regroupe une partie de texte supprimée et ajoutée dans une même intervention</text:p>
        </text:list-item>
      </text:list>
      <text:p text:style-name="Standard"/>
      <text:p text:style-name="Standard">il est possible de combiner les balises <text:span text:style-name="xmlc">&lt;del&gt;</text:span> et <text:span text:style-name="xmlc">&lt;add&gt;</text:span> dans une balise <text:span text:style-name="xmlc">&lt;subst&gt;</text:span> pour encoder une partie de texte supprimée et la partie rajoutée dans une même intervention de l'auteur </text:p>
      <text:p text:style-name="Standard"/>
      <text:p text:style-name="Standard">exemple :</text:p>
      <text:p text:style-name="Standard"><text:span text:style-name="xmlc">&lt;subst&gt;&lt;del&gt;</text:span>partie supprimée<text:span text:style-name="xmlc">&lt;/del&gt; &lt;add&gt;</text:span>partie ajoutée<text:span text:style-name="xmlc">&lt;/add&gt;&lt;/subst&gt;</text:span></text:p>
      <text:p text:style-name="Standard"/>
      <text:p text:style-name="Standard"/>
      <text:list xml:id="list36436663" text:continue-list="list36444974" text:style-name="L20">
        <text:list-item>
          <text:p text:style-name="P31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types d'interventions <text:span text:style-name="xmlc">choice/</text:span> :</text:p>
      <text:p text:style-name="Standard"/>
      <text:p text:style-name="Standard"><text:span text:style-name="xmlc">choice/</text:span></text:p>
      <text:p text:style-name="Standard"/>
      <text:h text:style-name="Heading_20_3" text:outline-level="3">abréviation</text:h>
      <text:p text:style-name="Standard"/>
      <text:list xml:id="list4757563953981015404" text:style-name="L23">
        <text:list-item>
          <text:p text:style-name="P33"><text:span text:style-name="xmlc">&lt;abbr&gt;</text:span> pour la partie sous forme d'abréviation</text:p>
        </text:list-item>
        <text:list-item>
          <text:p text:style-name="P33"><text:span text:style-name="xmlc">&lt;expan&gt;</text:span> pour le contenu de l'abréviation </text:p>
          <text:list>
            <text:list-item>
              <text:p text:style-name="P33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>[les trois obligatoires]</text:p>
      <text:p text:style-name="Standard"><text:soft-page-break/></text:p>
      <text:h text:style-name="Heading_20_3" text:outline-level="3">correction</text:h>
      <text:p text:style-name="Standard"/>
      <text:list xml:id="list6219906180196778875" text:style-name="L24">
        <text:list-item>
          <text:p text:style-name="P34"><text:span text:style-name="xmlc">&lt;sic&gt;</text:span> texte reproduit même si apparemment incorrect</text:p>
        </text:list-item>
        <text:list-item>
          <text:p text:style-name="P34"><text:span text:style-name="xmlc">&lt;corr&gt;</text:span> forme correcte du passage apparemment erroné</text:p>
        </text:list-item>
      </text:list>
      <text:p text:style-name="Standard"/>
      <text:p text:style-name="Standard">[les deux obligatoires]</text:p>
      <text:h text:style-name="Heading_20_3" text:outline-level="3">régularisation</text:h>
      <text:p text:style-name="Standard"/>
      <text:list xml:id="list253951745783718155" text:style-name="L25">
        <text:list-item>
          <text:p text:style-name="P35"><text:span text:style-name="xmlc">&lt;orig&gt;</text:span> partie qui n'est pas régularisée ou normalisée</text:p>
        </text:list-item>
        <text:list-item>
          <text:p text:style-name="P35"><text:span text:style-name="xmlc">&lt;reg&gt;</text:span> texte qui a été régularisé (majuscules, ponctuations impropres...)</text:p>
        </text:list-item>
      </text:list>
      <text:p text:style-name="Standard"/>
      <text:p text:style-name="Standard">[les deux obligatoires]</text:p>
      <text:p text:style-name="Standard"/>
      <text:h text:style-name="Heading_20_2" text:outline-level="2"><text:span text:style-name="T1">Autres </text:span>balises corps de texte</text:h>
      <text:p text:style-name="Text_20_body"/>
      <text:p text:style-name="Standard"><text:span text:style-name="xmlc">div/</text:span></text:p>
      <text:p text:style-name="Standard"><text:span text:style-name="xmlc">div/p/</text:span></text:p>
      <text:p text:style-name="Standard"><text:span text:style-name="xmlc"/></text:p>
      <text:list xml:id="list3190324967228064463" text:style-name="L26">
        <text:list-item>
          <text:p text:style-name="P36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36"><text:span text:style-name="xmlc">@xml:id </text:span></text:p>
            </text:list-item>
            <text:list-item>
              <text:p text:style-name="P36"><text:span text:style-name="xmlc">@n</text:span> pour le numéro de page </text:p>
            </text:list-item>
            <text:list-item>
              <text:p text:style-name="P36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p text:style-name="Standard"><text:span text:style-name="xmlc">div/</text:span></text:p>
      <text:list xml:id="list8128039857151953669" text:style-name="L27">
        <text:list-item>
          <text:p text:style-name="P45"><text:span text:style-name="xmlc">&lt;head&gt;</text:span> <text:s/>pour un titre intégré dans le contenu d'une lettre par l'auteur</text:p>
          <text:list>
            <text:list-item>
              <text:p text:style-name="P45"><text:span text:style-name="xmlc">@type</text:span></text:p>
              <text:list>
                <text:list-item>
                  <text:p text:style-name="P45">valeur possibles:</text:p>
                  <text:p text:style-name="P37">- <text:span text:style-name="xmlc">"object"</text:span> <text:s/>pour baliser l'objet d'une lettre, " objet : rendez-vous... "</text:p>
                  <text:p text:style-name="P45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><text:span text:style-name="xmlc">div/p/</text:span></text:p>
      <text:p text:style-name="Standard"><text:span text:style-name="xmlc"/></text:p>
      <text:list xml:id="list36435983" text:continue-list="list3617772995891316675" text:style-name="L14">
        <text:list-item>
          <text:p text:style-name="P25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/></text:p>
      <text:p text:style-name="Standard"><text:span text:style-name="xmlc">cit/</text:span></text:p>
      <text:p text:style-name="Standard"><text:span text:style-name="xmlc"/></text:p>
      <text:list xml:id="list8545956254699696010" text:style-name="L28">
        <text:list-item>
          <text:p text:style-name="P38"><text:span text:style-name="xmlc">&lt;quote&gt;</text:span> [obligatoire] pour le texte de la citation</text:p>
        </text:list-item>
        <text:list-item>
          <text:p text:style-name="P38"><text:span text:style-name="xmlc">&lt;bibl&gt;</text:span> pour préciser la référence de la citation</text:p>
          <text:list>
            <text:list-item>
              <text:p text:style-name="P38"><text:span text:style-name="xmlc">@source </text:span>pour une référence externe vers l’œuvre dont est tirée la citation</text:p>
            </text:list-item>
            <text:list-item>
              <text:p text:style-name="P38"><text:span text:style-name="xmlc">@xml:id</text:span></text:p>
            </text:list-item>
          </text:list>
        </text:list-item>
      </text:list>
      <text:p text:style-name="Standard"><text:span text:style-name="xmlc"/></text:p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list xml:id="list679224488993632352" text:style-name="L29">
        <text:list-item>
          <text:p text:style-name="P39"><text:span text:style-name="xmlc">&lt;hi&gt;</text:span> <text:s/>pour baliser un mot ou une expression qui se distinguent graphiquement dans le texte</text:p>
          <text:list>
            <text:list-item>
              <text:p text:style-name="P39"><text:span text:style-name="xmlc">@rend</text:span> indique comment l'élément en question a été rendu ou présenté dans le texte </text:p>
              <text:list>
                <text:list-item>
                  <text:p text:style-name="P39">valeurs suggérées : </text:p>
                  <text:p text:style-name="P39">- <text:span text:style-name="xmlc">"i"</text:span> italique</text:p>
                  <text:p text:style-name="P46">- <text:span text:style-name="xmlc">"b"</text:span> gras</text:p>
                  <text:p text:style-name="P39">- <text:span text:style-name="xmlc">"u"</text:span> souligné</text:p>
                  <text:p text:style-name="P46">- <text:span text:style-name="xmlc">"sub"</text:span> indice</text:p>
                  <text:p text:style-name="P46">- <text:span text:style-name="xmlc">"sup"</text:span> exposant</text:p>
                </text:list-item>
              </text:list>
            </text:list-item>
          </text:list>
        </text:list-item>
      </text:list>
      <text:p text:style-name="xml"/>
      <text:p text:style-name="xml"/>
      <text:p text:style-name="Standard"/>
      <text:p text:style-name="Standard"/>
      <text:list xml:id="list36438317" text:continue-numbering="true" text:style-name="L29">
        <text:list-item>
          <text:p text:style-name="P39"><text:span text:style-name="xmlc">&lt;list&gt;</text:span> pour baliser une liste</text:p>
          <text:list>
            <text:list-item>
              <text:p text:style-name="P39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6112263633278225493" text:style-name="L30">
        <text:list-header>
          <text:p text:style-name="P40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9-14T16:22:18.85</dc:date>
    <dc:creator>Luc N</dc:creator>
    <meta:editing-duration>P2DT5H4M16S</meta:editing-duration>
    <meta:editing-cycles>188</meta:editing-cycles>
    <meta:generator>OpenOffice/4.1.3$Win32 OpenOffice.org_project/413m1$Build-9783</meta:generator>
    <meta:document-statistic meta:table-count="0" meta:image-count="0" meta:object-count="0" meta:page-count="10" meta:paragraph-count="246" meta:word-count="2089" meta:character-count="12287"/>
  </office:meta>
</office:document-meta>
</file>